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0.6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33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morimoto</text:p>
          </table:table-cell>
          <table:table-cell office:value-type="string" calcext:value-type="string">
            <text:p>huchika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4771" calcext:value-type="float">
            <text:p>0.034771</text:p>
          </table:table-cell>
          <table:table-cell office:value-type="float" office:value="0.02524" calcext:value-type="float">
            <text:p>0.02524</text:p>
          </table:table-cell>
          <table:table-cell/>
          <table:table-cell office:value-type="float" office:value="0.024029" calcext:value-type="float">
            <text:p>0.024029</text:p>
          </table:table-cell>
          <table:table-cell office:value-type="float" office:value="0.026845" calcext:value-type="float">
            <text:p>0.026845</text:p>
          </table:table-cell>
          <table:table-cell/>
          <table:table-cell office:value-type="float" office:value="0.03263" calcext:value-type="float">
            <text:p>0.03263</text:p>
          </table:table-cell>
          <table:table-cell office:value-type="float" office:value="0.017785" calcext:value-type="float">
            <text:p>0.017785</text:p>
          </table:table-cell>
          <table:table-cell office:value-type="float" office:value="0.029007" calcext:value-type="float">
            <text:p>0.029007</text:p>
          </table:table-cell>
        </table:table-row>
        <table:table-row table:style-name="ro1">
          <table:table-cell/>
          <table:table-cell office:value-type="float" office:value="0.025223" calcext:value-type="float">
            <text:p>0.025223</text:p>
          </table:table-cell>
          <table:table-cell office:value-type="float" office:value="0.043805" calcext:value-type="float">
            <text:p>0.043805</text:p>
          </table:table-cell>
          <table:table-cell/>
          <table:table-cell office:value-type="float" office:value="0.035807" calcext:value-type="float">
            <text:p>0.035807</text:p>
          </table:table-cell>
          <table:table-cell office:value-type="float" office:value="0.024849" calcext:value-type="float">
            <text:p>0.024849</text:p>
          </table:table-cell>
          <table:table-cell/>
          <table:table-cell office:value-type="float" office:value="0.028604" calcext:value-type="float">
            <text:p>0.028604</text:p>
          </table:table-cell>
          <table:table-cell office:value-type="float" office:value="0.026026" calcext:value-type="float">
            <text:p>0.026026</text:p>
          </table:table-cell>
          <table:table-cell office:value-type="float" office:value="0.016217" calcext:value-type="float">
            <text:p>0.016217</text:p>
          </table:table-cell>
        </table:table-row>
        <table:table-row table:style-name="ro1">
          <table:table-cell/>
          <table:table-cell office:value-type="float" office:value="0.026502" calcext:value-type="float">
            <text:p>0.026502</text:p>
          </table:table-cell>
          <table:table-cell office:value-type="float" office:value="0.023378" calcext:value-type="float">
            <text:p>0.023378</text:p>
          </table:table-cell>
          <table:table-cell/>
          <table:table-cell office:value-type="float" office:value="0.066007" calcext:value-type="float">
            <text:p>0.066007</text:p>
          </table:table-cell>
          <table:table-cell office:value-type="float" office:value="0.025109" calcext:value-type="float">
            <text:p>0.025109</text:p>
          </table:table-cell>
          <table:table-cell/>
          <table:table-cell office:value-type="float" office:value="0.028367" calcext:value-type="float">
            <text:p>0.028367</text:p>
          </table:table-cell>
          <table:table-cell office:value-type="float" office:value="0.027757" calcext:value-type="float">
            <text:p>0.027757</text:p>
          </table:table-cell>
          <table:table-cell office:value-type="float" office:value="0.041776" calcext:value-type="float">
            <text:p>0.041776</text:p>
          </table:table-cell>
        </table:table-row>
        <table:table-row table:style-name="ro1">
          <table:table-cell/>
          <table:table-cell office:value-type="float" office:value="0.02377" calcext:value-type="float">
            <text:p>0.02377</text:p>
          </table:table-cell>
          <table:table-cell office:value-type="float" office:value="0.024261" calcext:value-type="float">
            <text:p>0.024261</text:p>
          </table:table-cell>
          <table:table-cell/>
          <table:table-cell office:value-type="float" office:value="0.027667" calcext:value-type="float">
            <text:p>0.027667</text:p>
          </table:table-cell>
          <table:table-cell office:value-type="float" office:value="0.025868" calcext:value-type="float">
            <text:p>0.025868</text:p>
          </table:table-cell>
          <table:table-cell/>
          <table:table-cell office:value-type="float" office:value="0.068246" calcext:value-type="float">
            <text:p>0.068246</text:p>
          </table:table-cell>
          <table:table-cell office:value-type="float" office:value="0.027787" calcext:value-type="float">
            <text:p>0.027787</text:p>
          </table:table-cell>
          <table:table-cell office:value-type="float" office:value="0.024105" calcext:value-type="float">
            <text:p>0.024105</text:p>
          </table:table-cell>
        </table:table-row>
        <table:table-row table:style-name="ro1">
          <table:table-cell/>
          <table:table-cell office:value-type="float" office:value="0.030224" calcext:value-type="float">
            <text:p>0.030224</text:p>
          </table:table-cell>
          <table:table-cell office:value-type="float" office:value="0.02435" calcext:value-type="float">
            <text:p>0.02435</text:p>
          </table:table-cell>
          <table:table-cell/>
          <table:table-cell office:value-type="float" office:value="0.027471" calcext:value-type="float">
            <text:p>0.027471</text:p>
          </table:table-cell>
          <table:table-cell office:value-type="float" office:value="0.033438" calcext:value-type="float">
            <text:p>0.033438</text:p>
          </table:table-cell>
          <table:table-cell/>
          <table:table-cell office:value-type="float" office:value="0.024396" calcext:value-type="float">
            <text:p>0.024396</text:p>
          </table:table-cell>
          <table:table-cell office:value-type="float" office:value="0.033482" calcext:value-type="float">
            <text:p>0.033482</text:p>
          </table:table-cell>
          <table:table-cell office:value-type="float" office:value="0.028448" calcext:value-type="float">
            <text:p>0.028448</text:p>
          </table:table-cell>
        </table:table-row>
        <table:table-row table:style-name="ro1">
          <table:table-cell/>
          <table:table-cell office:value-type="float" office:value="0.03036" calcext:value-type="float">
            <text:p>0.03036</text:p>
          </table:table-cell>
          <table:table-cell office:value-type="float" office:value="0.020204" calcext:value-type="float">
            <text:p>0.020204</text:p>
          </table:table-cell>
          <table:table-cell/>
          <table:table-cell office:value-type="float" office:value="0.029399" calcext:value-type="float">
            <text:p>0.029399</text:p>
          </table:table-cell>
          <table:table-cell office:value-type="float" office:value="0.03289" calcext:value-type="float">
            <text:p>0.03289</text:p>
          </table:table-cell>
          <table:table-cell/>
          <table:table-cell office:value-type="float" office:value="0.030819" calcext:value-type="float">
            <text:p>0.030819</text:p>
          </table:table-cell>
          <table:table-cell office:value-type="float" office:value="0.026464" calcext:value-type="float">
            <text:p>0.026464</text:p>
          </table:table-cell>
          <table:table-cell office:value-type="float" office:value="0.032568" calcext:value-type="float">
            <text:p>0.032568</text:p>
          </table:table-cell>
        </table:table-row>
        <table:table-row table:style-name="ro1">
          <table:table-cell/>
          <table:table-cell office:value-type="float" office:value="0.025763" calcext:value-type="float">
            <text:p>0.025763</text:p>
          </table:table-cell>
          <table:table-cell office:value-type="float" office:value="0.022613" calcext:value-type="float">
            <text:p>0.022613</text:p>
          </table:table-cell>
          <table:table-cell/>
          <table:table-cell office:value-type="float" office:value="0.02965" calcext:value-type="float">
            <text:p>0.02965</text:p>
          </table:table-cell>
          <table:table-cell office:value-type="float" office:value="0.026995" calcext:value-type="float">
            <text:p>0.026995</text:p>
          </table:table-cell>
          <table:table-cell/>
          <table:table-cell office:value-type="float" office:value="0.032097" calcext:value-type="float">
            <text:p>0.032097</text:p>
          </table:table-cell>
          <table:table-cell office:value-type="float" office:value="0.025115" calcext:value-type="float">
            <text:p>0.025115</text:p>
          </table:table-cell>
          <table:table-cell office:value-type="float" office:value="0.048585" calcext:value-type="float">
            <text:p>0.048585</text:p>
          </table:table-cell>
        </table:table-row>
        <table:table-row table:style-name="ro1">
          <table:table-cell/>
          <table:table-cell office:value-type="float" office:value="0.034552" calcext:value-type="float">
            <text:p>0.034552</text:p>
          </table:table-cell>
          <table:table-cell office:value-type="float" office:value="0.024474" calcext:value-type="float">
            <text:p>0.024474</text:p>
          </table:table-cell>
          <table:table-cell/>
          <table:table-cell office:value-type="float" office:value="0.025449" calcext:value-type="float">
            <text:p>0.025449</text:p>
          </table:table-cell>
          <table:table-cell office:value-type="float" office:value="0.049805" calcext:value-type="float">
            <text:p>0.049805</text:p>
          </table:table-cell>
          <table:table-cell/>
          <table:table-cell office:value-type="float" office:value="0.028985" calcext:value-type="float">
            <text:p>0.028985</text:p>
          </table:table-cell>
          <table:table-cell office:value-type="float" office:value="0.024453" calcext:value-type="float">
            <text:p>0.024453</text:p>
          </table:table-cell>
          <table:table-cell office:value-type="float" office:value="0.050516" calcext:value-type="float">
            <text:p>0.050516</text:p>
          </table:table-cell>
        </table:table-row>
        <table:table-row table:style-name="ro1">
          <table:table-cell/>
          <table:table-cell office:value-type="float" office:value="0.022376" calcext:value-type="float">
            <text:p>0.022376</text:p>
          </table:table-cell>
          <table:table-cell office:value-type="float" office:value="0.025127" calcext:value-type="float">
            <text:p>0.025127</text:p>
          </table:table-cell>
          <table:table-cell/>
          <table:table-cell office:value-type="float" office:value="0.026878" calcext:value-type="float">
            <text:p>0.026878</text:p>
          </table:table-cell>
          <table:table-cell office:value-type="float" office:value="0.027541" calcext:value-type="float">
            <text:p>0.027541</text:p>
          </table:table-cell>
          <table:table-cell/>
          <table:table-cell office:value-type="float" office:value="0.030111" calcext:value-type="float">
            <text:p>0.030111</text:p>
          </table:table-cell>
          <table:table-cell office:value-type="float" office:value="0.026296" calcext:value-type="float">
            <text:p>0.026296</text:p>
          </table:table-cell>
          <table:table-cell office:value-type="float" office:value="0.027959" calcext:value-type="float">
            <text:p>0.027959</text:p>
          </table:table-cell>
        </table:table-row>
        <table:table-row table:style-name="ro1">
          <table:table-cell/>
          <table:table-cell office:value-type="float" office:value="0.02904" calcext:value-type="float">
            <text:p>0.02904</text:p>
          </table:table-cell>
          <table:table-cell office:value-type="float" office:value="0.025649" calcext:value-type="float">
            <text:p>0.025649</text:p>
          </table:table-cell>
          <table:table-cell/>
          <table:table-cell office:value-type="float" office:value="0.027376" calcext:value-type="float">
            <text:p>0.027376</text:p>
          </table:table-cell>
          <table:table-cell office:value-type="float" office:value="0.026779" calcext:value-type="float">
            <text:p>0.026779</text:p>
          </table:table-cell>
          <table:table-cell/>
          <table:table-cell office:value-type="float" office:value="0.02741" calcext:value-type="float">
            <text:p>0.02741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027592" calcext:value-type="float">
            <text:p>0.02759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1])/10" office:value-type="float" office:value="0.0282581" calcext:value-type="float">
            <text:p>0.0282581</text:p>
          </table:table-cell>
          <table:table-cell table:formula="of:=SUM([.C2:.C11])/10" office:value-type="float" office:value="0.0259101" calcext:value-type="float">
            <text:p>0.0259101</text:p>
          </table:table-cell>
          <table:table-cell/>
          <table:table-cell table:formula="of:=SUM([.E2:.E12])/10" office:value-type="float" office:value="0.0319733" calcext:value-type="float">
            <text:p>0.0319733</text:p>
          </table:table-cell>
          <table:table-cell table:formula="of:=SUM([.F2:.F11])/10" office:value-type="float" office:value="0.0300119" calcext:value-type="float">
            <text:p>0.0300119</text:p>
          </table:table-cell>
          <table:table-cell/>
          <table:table-cell table:formula="of:=SUM([.H2:.H12])/10" office:value-type="float" office:value="0.0331665" calcext:value-type="float">
            <text:p>0.0331665</text:p>
          </table:table-cell>
          <table:table-cell table:formula="of:=SUM([.I2:.I11])/10" office:value-type="float" office:value="0.0271529" calcext:value-type="float">
            <text:p>0.0271529</text:p>
          </table:table-cell>
          <table:table-cell table:formula="of:=SUM([.J2:.J11])/10" office:value-type="float" office:value="0.0326773" calcext:value-type="float">
            <text:p>0.032677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0.015731" calcext:value-type="float">
            <text:p>0.015731</text:p>
          </table:table-cell>
          <table:table-cell table:number-columns-repeated="2"/>
          <table:table-cell office:value-type="float" office:value="0.034483" calcext:value-type="float">
            <text:p>0.034483</text:p>
          </table:table-cell>
          <table:table-cell table:number-columns-repeated="2"/>
          <table:table-cell office:value-type="float" office:value="0.036906" calcext:value-type="float">
            <text:p>0.0369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35055" calcext:value-type="float">
            <text:p>0.035055</text:p>
          </table:table-cell>
          <table:table-cell table:number-columns-repeated="2"/>
          <table:table-cell office:value-type="float" office:value="0.06027" calcext:value-type="float">
            <text:p>0.06027</text:p>
          </table:table-cell>
          <table:table-cell table:number-columns-repeated="2"/>
          <table:table-cell office:value-type="float" office:value="0.049284" calcext:value-type="float">
            <text:p>0.0492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20576" calcext:value-type="float">
            <text:p>0.020576</text:p>
          </table:table-cell>
          <table:table-cell table:number-columns-repeated="2"/>
          <table:table-cell office:value-type="float" office:value="0.024933" calcext:value-type="float">
            <text:p>0.024933</text:p>
          </table:table-cell>
          <table:table-cell table:number-columns-repeated="2"/>
          <table:table-cell office:value-type="float" office:value="0.026148" calcext:value-type="float">
            <text:p>0.0261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22153" calcext:value-type="float">
            <text:p>0.022153</text:p>
          </table:table-cell>
          <table:table-cell table:number-columns-repeated="2"/>
          <table:table-cell office:value-type="float" office:value="0.018019" calcext:value-type="float">
            <text:p>0.018019</text:p>
          </table:table-cell>
          <table:table-cell table:number-columns-repeated="2"/>
          <table:table-cell office:value-type="float" office:value="0.029787" calcext:value-type="float">
            <text:p>0.0297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178" calcext:value-type="float">
            <text:p>0.0178</text:p>
          </table:table-cell>
          <table:table-cell table:number-columns-repeated="2"/>
          <table:table-cell office:value-type="float" office:value="0.035382" calcext:value-type="float">
            <text:p>0.035382</text:p>
          </table:table-cell>
          <table:table-cell table:number-columns-repeated="2"/>
          <table:table-cell office:value-type="float" office:value="0.02129" calcext:value-type="float">
            <text:p>0.021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18655" calcext:value-type="float">
            <text:p>0.018655</text:p>
          </table:table-cell>
          <table:table-cell table:number-columns-repeated="2"/>
          <table:table-cell office:value-type="float" office:value="0.042052" calcext:value-type="float">
            <text:p>0.042052</text:p>
          </table:table-cell>
          <table:table-cell table:number-columns-repeated="2"/>
          <table:table-cell office:value-type="float" office:value="0.030495" calcext:value-type="float">
            <text:p>0.0304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35465" calcext:value-type="float">
            <text:p>0.035465</text:p>
          </table:table-cell>
          <table:table-cell table:number-columns-repeated="2"/>
          <table:table-cell office:value-type="float" office:value="0.031307" calcext:value-type="float">
            <text:p>0.031307</text:p>
          </table:table-cell>
          <table:table-cell table:number-columns-repeated="2"/>
          <table:table-cell office:value-type="float" office:value="0.038755" calcext:value-type="float">
            <text:p>0.0387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24424" calcext:value-type="float">
            <text:p>0.024424</text:p>
          </table:table-cell>
          <table:table-cell table:number-columns-repeated="2"/>
          <table:table-cell office:value-type="float" office:value="0.02423" calcext:value-type="float">
            <text:p>0.02423</text:p>
          </table:table-cell>
          <table:table-cell table:number-columns-repeated="2"/>
          <table:table-cell office:value-type="float" office:value="0.035408" calcext:value-type="float">
            <text:p>0.0354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22379" calcext:value-type="float">
            <text:p>0.022379</text:p>
          </table:table-cell>
          <table:table-cell table:number-columns-repeated="2"/>
          <table:table-cell office:value-type="float" office:value="0.024258" calcext:value-type="float">
            <text:p>0.024258</text:p>
          </table:table-cell>
          <table:table-cell table:number-columns-repeated="2"/>
          <table:table-cell office:value-type="float" office:value="0.017177" calcext:value-type="float">
            <text:p>0.0171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25526" calcext:value-type="float">
            <text:p>0.025526</text:p>
          </table:table-cell>
          <table:table-cell table:number-columns-repeated="2"/>
          <table:table-cell office:value-type="float" office:value="0.020603" calcext:value-type="float">
            <text:p>0.020603</text:p>
          </table:table-cell>
          <table:table-cell table:number-columns-repeated="2"/>
          <table:table-cell office:value-type="float" office:value="0.028171" calcext:value-type="float">
            <text:p>0.02817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15:.C25])/10" office:value-type="float" office:value="0.0237764" calcext:value-type="float">
            <text:p>0.0237764</text:p>
          </table:table-cell>
          <table:table-cell table:number-columns-repeated="2"/>
          <table:table-cell table:formula="of:=SUM([.F15:.F25])/10" office:value-type="float" office:value="0.0315537" calcext:value-type="float">
            <text:p>0.0315537</text:p>
          </table:table-cell>
          <table:table-cell table:number-columns-repeated="2"/>
          <table:table-cell table:formula="of:=SUM([.I15:.I25])/10" office:value-type="float" office:value="0.0313421" calcext:value-type="float">
            <text:p>0.031342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date" office:date-value="2016-12-05" calcext:value-type="date">
            <text:p>12月5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orimoto_new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23854" calcext:value-type="float">
            <text:p>0.023854</text:p>
          </table:table-cell>
          <table:table-cell table:number-columns-repeated="2"/>
          <table:table-cell office:value-type="float" office:value="0.022648" calcext:value-type="float">
            <text:p>0.022648</text:p>
          </table:table-cell>
          <table:table-cell table:number-columns-repeated="3"/>
          <table:table-cell office:value-type="float" office:value="0.021957" calcext:value-type="float">
            <text:p>0.021957</text:p>
          </table:table-cell>
          <table:table-cell/>
        </table:table-row>
        <table:table-row table:style-name="ro1">
          <table:table-cell/>
          <table:table-cell office:value-type="float" office:value="0.026735" calcext:value-type="float">
            <text:p>0.026735</text:p>
          </table:table-cell>
          <table:table-cell table:number-columns-repeated="2"/>
          <table:table-cell office:value-type="float" office:value="0.038192" calcext:value-type="float">
            <text:p>0.038192</text:p>
          </table:table-cell>
          <table:table-cell table:number-columns-repeated="3"/>
          <table:table-cell office:value-type="float" office:value="0.031254" calcext:value-type="float">
            <text:p>0.031254</text:p>
          </table:table-cell>
          <table:table-cell/>
        </table:table-row>
        <table:table-row table:style-name="ro1">
          <table:table-cell/>
          <table:table-cell office:value-type="float" office:value="0.015468" calcext:value-type="float">
            <text:p>0.015468</text:p>
          </table:table-cell>
          <table:table-cell table:number-columns-repeated="2"/>
          <table:table-cell office:value-type="float" office:value="0.016541" calcext:value-type="float">
            <text:p>0.016541</text:p>
          </table:table-cell>
          <table:table-cell table:number-columns-repeated="3"/>
          <table:table-cell office:value-type="float" office:value="0.019409" calcext:value-type="float">
            <text:p>0.019409</text:p>
          </table:table-cell>
          <table:table-cell/>
        </table:table-row>
        <table:table-row table:style-name="ro1">
          <table:table-cell/>
          <table:table-cell office:value-type="float" office:value="0.022201" calcext:value-type="float">
            <text:p>0.022201</text:p>
          </table:table-cell>
          <table:table-cell table:number-columns-repeated="2"/>
          <table:table-cell office:value-type="float" office:value="0.038265" calcext:value-type="float">
            <text:p>0.038265</text:p>
          </table:table-cell>
          <table:table-cell table:number-columns-repeated="3"/>
          <table:table-cell office:value-type="float" office:value="0.067822" calcext:value-type="float">
            <text:p>0.067822</text:p>
          </table:table-cell>
          <table:table-cell/>
        </table:table-row>
        <table:table-row table:style-name="ro1">
          <table:table-cell/>
          <table:table-cell office:value-type="float" office:value="0.018956" calcext:value-type="float">
            <text:p>0.018956</text:p>
          </table:table-cell>
          <table:table-cell table:number-columns-repeated="2"/>
          <table:table-cell office:value-type="float" office:value="0.066377" calcext:value-type="float">
            <text:p>0.066377</text:p>
          </table:table-cell>
          <table:table-cell table:number-columns-repeated="3"/>
          <table:table-cell office:value-type="float" office:value="0.028264" calcext:value-type="float">
            <text:p>0.028264</text:p>
          </table:table-cell>
          <table:table-cell/>
        </table:table-row>
        <table:table-row table:style-name="ro1">
          <table:table-cell/>
          <table:table-cell office:value-type="float" office:value="0.018838" calcext:value-type="float">
            <text:p>0.018838</text:p>
          </table:table-cell>
          <table:table-cell table:number-columns-repeated="2"/>
          <table:table-cell office:value-type="float" office:value="0.029082" calcext:value-type="float">
            <text:p>0.029082</text:p>
          </table:table-cell>
          <table:table-cell table:number-columns-repeated="3"/>
          <table:table-cell office:value-type="float" office:value="0.026678" calcext:value-type="float">
            <text:p>0.026678</text:p>
          </table:table-cell>
          <table:table-cell/>
        </table:table-row>
        <table:table-row table:style-name="ro1">
          <table:table-cell/>
          <table:table-cell office:value-type="float" office:value="0.032351" calcext:value-type="float">
            <text:p>0.032351</text:p>
          </table:table-cell>
          <table:table-cell table:number-columns-repeated="2"/>
          <table:table-cell office:value-type="float" office:value="0.027086" calcext:value-type="float">
            <text:p>0.027086</text:p>
          </table:table-cell>
          <table:table-cell table:number-columns-repeated="3"/>
          <table:table-cell office:value-type="float" office:value="0.044855" calcext:value-type="float">
            <text:p>0.044855</text:p>
          </table:table-cell>
          <table:table-cell/>
        </table:table-row>
        <table:table-row table:style-name="ro1">
          <table:table-cell/>
          <table:table-cell office:value-type="float" office:value="0.014598" calcext:value-type="float">
            <text:p>0.014598</text:p>
          </table:table-cell>
          <table:table-cell table:number-columns-repeated="2"/>
          <table:table-cell office:value-type="float" office:value="0.024317" calcext:value-type="float">
            <text:p>0.024317</text:p>
          </table:table-cell>
          <table:table-cell table:number-columns-repeated="3"/>
          <table:table-cell office:value-type="float" office:value="0.036465" calcext:value-type="float">
            <text:p>0.036465</text:p>
          </table:table-cell>
          <table:table-cell/>
        </table:table-row>
        <table:table-row table:style-name="ro1">
          <table:table-cell/>
          <table:table-cell office:value-type="float" office:value="0.026346" calcext:value-type="float">
            <text:p>0.026346</text:p>
          </table:table-cell>
          <table:table-cell table:number-columns-repeated="2"/>
          <table:table-cell office:value-type="float" office:value="0.034864" calcext:value-type="float">
            <text:p>0.034864</text:p>
          </table:table-cell>
          <table:table-cell table:number-columns-repeated="3"/>
          <table:table-cell office:value-type="float" office:value="0.028731" calcext:value-type="float">
            <text:p>0.028731</text:p>
          </table:table-cell>
          <table:table-cell/>
        </table:table-row>
        <table:table-row table:style-name="ro1">
          <table:table-cell/>
          <table:table-cell office:value-type="float" office:value="0.022493" calcext:value-type="float">
            <text:p>0.022493</text:p>
          </table:table-cell>
          <table:table-cell table:number-columns-repeated="2"/>
          <table:table-cell office:value-type="float" office:value="0.029082" calcext:value-type="float">
            <text:p>0.029082</text:p>
          </table:table-cell>
          <table:table-cell table:number-columns-repeated="3"/>
          <table:table-cell office:value-type="float" office:value="0.016643" calcext:value-type="float">
            <text:p>0.01664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0:.B40])/10" office:value-type="float" office:value="0.022184" calcext:value-type="float">
            <text:p>0.022184</text:p>
          </table:table-cell>
          <table:table-cell table:number-columns-repeated="2"/>
          <table:table-cell table:formula="of:=SUM([.E30:.E40])/10" office:value-type="float" office:value="0.0326454" calcext:value-type="float">
            <text:p>0.0326454</text:p>
          </table:table-cell>
          <table:table-cell table:number-columns-repeated="3"/>
          <table:table-cell table:formula="of:=SUM([.I30:.I39])/10" office:value-type="float" office:value="0.0322078" calcext:value-type="float">
            <text:p>0.03220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7:33:11.041770881</meta:creation-date>
    <dc:date>2016-12-10T16:33:23.902887023</dc:date>
    <meta:editing-duration>P5DT8H28M44S</meta:editing-duration>
    <meta:editing-cycles>2</meta:editing-cycles>
    <meta:generator>LibreOffice/4.3.7.2$Linux_X86_64 LibreOffice_project/430$Build-2</meta:generator>
    <meta:document-statistic meta:table-count="1" meta:cell-count="155" meta:object-count="0"/>
  </office:meta>
</office:document-meta>
</file>